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monospace" svg:font-family="monospace"/>
  </office:font-face-decls>
  <office:automatic-styles>
    <style:style style:name="IntegrantesGrupo" style:family="table">
      <style:table-properties style:width="19.588cm" fo:margin-left="-0.086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807cm"/>
    </style:style>
    <style:style style:name="IntegrantesGrupo.B" style:family="table-column">
      <style:table-column-properties style:column-width="3.605cm"/>
    </style:style>
    <style:style style:name="IntegrantesGrupo.C" style:family="table-column">
      <style:table-column-properties style:column-width="11.176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67cm"/>
    </style:style>
    <style:style style:name="Tabla3.B" style:family="table-column">
      <style:table-column-properties style:column-width="9.768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a3.2" style:family="table-row">
      <style:table-row-properties style:min-row-height="0.616cm" fo:keep-together="auto"/>
    </style:style>
    <style:style style:name="Tabla3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1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áboa1.A" style:family="table-column">
      <style:table-column-properties style:column-width="6.294cm"/>
    </style:style>
    <style:style style:name="Táboa1.B" style:family="table-column">
      <style:table-column-properties style:column-width="8.412cm"/>
    </style:style>
    <style:style style:name="Táboa1.C" style:family="table-column">
      <style:table-column-properties style:column-width="4.898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9.54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text-properties style:font-name="Arial1" fo:font-size="12pt" fo:font-weight="bold" officeooo:rsid="006fb1c7" officeooo:paragraph-rsid="020f5b18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0f5b18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0f5b18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1" fo:font-size="12pt" officeooo:rsid="021857f7" officeooo:paragraph-rsid="021857f7"/>
    </style:style>
    <style:style style:name="P8" style:family="paragraph" style:parent-style-name="Standard">
      <style:text-properties officeooo:paragraph-rsid="020f5b18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Free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normal" officeooo:rsid="020c3667" officeooo:paragraph-rsid="02141546" style:font-size-asian="12pt" style:font-weight-asian="normal" style:font-name-complex="Calibri2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3pt" fo:language="gl" fo:country="ES" fo:font-weight="normal" officeooo:rsid="020c3667" officeooo:paragraph-rsid="02141546" style:font-size-asian="2.59999990463257pt" style:font-weight-asian="normal" style:font-name-complex="Calibri2" style:font-size-complex="3pt" style:font-weight-complex="normal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41546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 fo:padding="0cm" fo:border="non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text-outline="false" style:text-line-through-style="none" style:text-line-through-type="none" style:font-name="monospace" fo:font-size="12pt" fo:letter-spacing="normal" fo:language="gl" fo:country="ES" fo:font-style="normal" fo:text-shadow="none" style:text-underline-style="none" fo:font-weight="bold" officeooo:rsid="020c3667" officeooo:paragraph-rsid="02141546" fo:background-color="transparent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text-properties fo:font-weight="bold" officeooo:rsid="020f5b18" officeooo:paragraph-rsid="02108f1a" style:font-weight-asian="bold" style:font-weight-complex="bold"/>
    </style:style>
    <style:style style:name="P26" style:family="paragraph" style:parent-style-name="Standard" style:list-style-name="L1">
      <style:paragraph-properties fo:margin-top="0cm" fo:margin-bottom="0cm" style:contextual-spacing="false"/>
      <style:text-properties style:font-name="Arial1" fo:font-size="12pt" officeooo:rsid="00820407" officeooo:paragraph-rsid="020f5b18"/>
    </style:style>
    <style:style style:name="P27" style:family="paragraph" style:parent-style-name="Standard" style:list-style-name="L1">
      <style:paragraph-properties fo:margin-top="0cm" fo:margin-bottom="0cm" style:contextual-spacing="false"/>
      <style:text-properties style:font-name="Arial1" fo:font-size="12pt" officeooo:rsid="00820407" officeooo:paragraph-rsid="021bb354"/>
    </style:style>
    <style:style style:name="P28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21857f7" officeooo:paragraph-rsid="021857f7"/>
    </style:style>
    <style:style style:name="P29" style:family="paragraph" style:parent-style-name="Standard" style:list-style-name="L5">
      <style:paragraph-properties fo:margin-top="0cm" fo:margin-bottom="0cm" style:contextual-spacing="false"/>
      <style:text-properties style:font-name="Arial1" fo:font-size="12pt" officeooo:rsid="021857f7" officeooo:paragraph-rsid="021bb354"/>
    </style:style>
    <style:style style:name="P30" style:family="paragraph" style:parent-style-name="Standard">
      <style:paragraph-properties fo:margin-top="0cm" fo:margin-bottom="0cm" style:contextual-spacing="false"/>
      <style:text-properties style:font-name="Arial1" fo:font-size="12pt" officeooo:rsid="021857f7" officeooo:paragraph-rsid="021bb354"/>
    </style:style>
    <style:style style:name="P31" style:family="paragraph" style:parent-style-name="Standard" style:list-style-name="L3">
      <style:paragraph-properties fo:margin-top="0cm" fo:margin-bottom="0cm" style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32" style:family="paragraph" style:parent-style-name="Standard" style:list-style-name="L6">
      <style:paragraph-properties fo:margin-top="0cm" fo:margin-bottom="0cm" style:contextual-spacing="false"/>
      <style:text-properties style:font-name="Arial1" fo:font-size="12pt" fo:font-weight="normal" officeooo:rsid="00824f0e" officeooo:paragraph-rsid="021bb354" style:font-weight-asian="normal" style:font-weight-complex="normal"/>
    </style:style>
    <style:style style:name="P33" style:family="paragraph" style:parent-style-name="Standard" style:list-style-name="L3">
      <style:paragraph-properties fo:margin-top="0cm" fo:margin-bottom="0cm" style:contextual-spacing="false"/>
      <style:text-properties style:font-name="Arial1" fo:font-size="12pt" fo:font-weight="normal" officeooo:rsid="021857f7" officeooo:paragraph-rsid="021857f7" style:font-weight-asian="normal" style:font-weight-complex="normal"/>
    </style:style>
    <style:style style:name="P34" style:family="paragraph" style:parent-style-name="Standard" style:list-style-name="L6">
      <style:paragraph-properties fo:margin-top="0cm" fo:margin-bottom="0cm" style:contextual-spacing="false"/>
      <style:text-properties style:font-name="Arial1" fo:font-size="12pt" fo:font-weight="normal" officeooo:rsid="021857f7" officeooo:paragraph-rsid="021bb354" style:font-weight-asian="normal" style:font-weight-complex="normal"/>
    </style:style>
    <style:style style:name="P35" style:family="paragraph" style:parent-style-name="Standard">
      <style:text-properties style:font-name="Arial1" fo:font-size="12pt" fo:font-weight="bold" officeooo:rsid="006fb1c7" officeooo:paragraph-rsid="021bb354" style:font-weight-asian="bold" style:font-weight-complex="bold"/>
    </style:style>
    <style:style style:name="P36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1bb354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1bb354" style:font-weight-asian="bold" style:font-weight-complex="bold"/>
    </style:style>
    <style:style style:name="P38" style:family="paragraph" style:parent-style-name="Standard" style:list-style-name="L3">
      <style:paragraph-properties fo:margin-top="0cm" fo:margin-bottom="0cm" style:contextual-spacing="false"/>
      <style:text-properties officeooo:paragraph-rsid="020f5b18"/>
    </style:style>
    <style:style style:name="P39" style:family="paragraph" style:parent-style-name="Standard">
      <style:text-properties officeooo:rsid="02108f1a" officeooo:paragraph-rsid="02108f1a"/>
    </style:style>
    <style:style style:name="P40" style:family="paragraph" style:parent-style-name="Standard" style:list-style-name="L6">
      <style:paragraph-properties fo:margin-top="0cm" fo:margin-bottom="0cm" style:contextual-spacing="false"/>
      <style:text-properties officeooo:paragraph-rsid="021bb354"/>
    </style:style>
    <style:style style:name="P41" style:family="paragraph" style:parent-style-name="Standard">
      <style:text-properties officeooo:paragraph-rsid="021bb354"/>
    </style:style>
    <style:style style:name="P42" style:family="paragraph" style:parent-style-name="Standard">
      <style:text-properties officeooo:rsid="020f5b18" officeooo:paragraph-rsid="021274be"/>
    </style:style>
    <style:style style:name="P43" style:family="paragraph" style:parent-style-name="Standard">
      <style:text-properties officeooo:rsid="020f5b18" officeooo:paragraph-rsid="021bb354"/>
    </style:style>
    <style:style style:name="P44" style:family="paragraph" style:parent-style-name="Standard">
      <style:text-properties fo:font-size="2pt" fo:language="gl" fo:country="ES" officeooo:paragraph-rsid="021bb354" style:font-size-asian="1.75pt" style:font-size-complex="2pt"/>
    </style:style>
    <style:style style:name="P45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0c3667" officeooo:paragraph-rsid="0217d6bb" style:font-size-asian="12pt" style:font-weight-asian="normal" style:font-name-complex="Calibri2" style:font-size-complex="12pt" style:font-weight-complex="normal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0c3667" officeooo:paragraph-rsid="021274be" style:font-size-asian="12pt" style:font-weight-asian="normal" style:font-name-complex="Calibri2" style:font-size-complex="12pt" style:font-weight-complex="normal"/>
    </style:style>
    <style:style style:name="P47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aa2be" officeooo:paragraph-rsid="021aa2be" style:font-size-asian="12pt" style:font-weight-asian="normal" style:font-name-complex="Calibri2" style:font-size-complex="12pt" style:font-weight-complex="normal"/>
    </style:style>
    <style:style style:name="P48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4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bb354" officeooo:paragraph-rsid="021bb354" style:font-size-asian="12pt" style:font-weight-asian="normal" style:font-name-complex="Calibri2" style:font-size-complex="12pt" style:font-weight-complex="normal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51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52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aa2be" officeooo:paragraph-rsid="021aa2be" style:font-size-asian="12pt" style:font-weight-asian="normal" style:font-name-complex="Calibri2" style:font-size-complex="12pt" style:font-weight-complex="normal"/>
    </style:style>
    <style:style style:name="P53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55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bb354" officeooo:paragraph-rsid="021bb354" style:font-size-asian="12pt" style:font-weight-asian="normal" style:font-name-complex="Calibri2" style:font-size-complex="12pt" style:font-weight-complex="normal"/>
    </style:style>
    <style:style style:name="P56" style:family="paragraph">
      <loext:graphic-properties draw:fill-color="#ffffff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41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79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17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18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19" style:family="text">
      <style:text-properties fo:color="#ffffff" loext:opacity="100%" style:font-name="Arial1" fo:font-size="12pt" fo:font-weight="bold" officeooo:rsid="02141546" style:font-weight-asian="bold" style:font-weight-complex="bold"/>
    </style:style>
    <style:style style:name="T20" style:family="text">
      <style:text-properties fo:color="#ffffff" loext:opacity="100%" style:font-name="Arial1" fo:font-size="12pt" fo:font-weight="bold" officeooo:rsid="021bb354" style:font-weight-asian="bold" style:font-weight-complex="bold"/>
    </style:style>
    <style:style style:name="T21" style:family="text">
      <style:text-properties fo:color="#ffffff" loext:opacity="100%" style:font-name="Arial1" fo:font-size="12pt" fo:font-weight="bold" officeooo:rsid="021d7cd2" style:font-weight-asian="bold" style:font-weight-complex="bold"/>
    </style:style>
    <style:style style:name="T22" style:family="text">
      <style:text-properties fo:color="#ffffff" loext:opacity="100%" style:font-name="Arial1" fo:font-size="12pt" fo:language="gl" fo:country="ES" fo:font-weight="bold" officeooo:rsid="006fb1c7" style:font-weight-asian="bold" style:font-weight-complex="bold"/>
    </style:style>
    <style:style style:name="T23" style:family="text">
      <style:text-properties fo:color="#ffffff" loext:opacity="100%" style:font-name="Arial1" fo:font-size="12pt" fo:language="gl" fo:country="ES" fo:font-weight="bold" officeooo:rsid="021bb354" style:font-weight-asian="bold" style:font-weight-complex="bold"/>
    </style:style>
    <style:style style:name="T24" style:family="text">
      <style:text-properties fo:color="#ffffff" loext:opacity="100%" style:font-name="Arial1" fo:font-size="12pt" fo:language="gl" fo:country="ES" fo:font-weight="bold" officeooo:rsid="0074832f" style:font-weight-asian="bold" style:font-weight-complex="bold"/>
    </style:style>
    <style:style style:name="T25" style:family="text">
      <style:text-properties fo:color="#ffffff" loext:opacity="100%" style:font-name="Arial1" fo:font-size="12pt" fo:language="gl" fo:country="ES" fo:font-weight="bold" officeooo:rsid="02141546" style:font-weight-asian="bold" style:font-weight-complex="bold"/>
    </style:style>
    <style:style style:name="T26" style:family="text">
      <style:text-properties fo:color="#ffffff" loext:opacity="100%" style:font-name="Arial1" fo:font-size="12pt" fo:language="gl" fo:country="ES" fo:font-weight="bold" officeooo:rsid="021d7cd2" style:font-weight-asian="bold" style:font-weight-complex="bold"/>
    </style:style>
    <style:style style:name="T27" style:family="text">
      <style:text-properties style:font-name="Arial1" fo:font-size="12pt" fo:font-weight="normal" officeooo:rsid="00824f0e" style:font-weight-asian="normal" style:font-weight-complex="normal"/>
    </style:style>
    <style:style style:name="T28" style:family="text">
      <style:text-properties style:font-name="Arial1" fo:font-size="12pt" fo:font-weight="normal" officeooo:rsid="021857f7" style:font-weight-asian="normal" style:font-weight-complex="normal"/>
    </style:style>
    <style:style style:name="T29" style:family="text">
      <style:text-properties style:font-name="Arial1" fo:font-size="12pt" fo:font-weight="bold" officeooo:rsid="021857f7" style:font-weight-asian="bold" style:font-weight-complex="bold"/>
    </style:style>
    <style:style style:name="T30" style:family="text">
      <style:text-properties style:font-name="Arial1" fo:font-size="12pt" fo:font-weight="bold" officeooo:rsid="021bb354" style:font-weight-asian="bold" style:font-weight-complex="bold"/>
    </style:style>
    <style:style style:name="T31" style:family="text">
      <style:text-properties officeooo:rsid="021857f7"/>
    </style:style>
    <style:style style:name="T32" style:family="text">
      <style:text-properties officeooo:rsid="021aa2b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21bb354" style:font-weight-asian="bold" style:font-weight-complex="bold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21bb354" fo:background-color="#ffff00" loext:char-shading-value="0"/>
    </style:style>
    <style:style style:name="T37" style:family="text">
      <style:text-properties fo:color="#c9211e" loext:opacity="100%"/>
    </style:style>
    <style:style style:name="T38" style:family="text">
      <style:text-properties officeooo:rsid="021bb354"/>
    </style:style>
    <style:style style:name="T39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21e870a"/>
    </style:style>
    <style:style style:name="T42" style:family="text">
      <style:text-properties officeooo:rsid="021f795d"/>
    </style:style>
    <style:style style:name="T4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34cm" fo:min-width="1.1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2"><text:span text:style-name="T13">PRÁCTICA MME – UD0</text:span><text:span text:style-name="T14">4</text:span><text:span text:style-name="T13">-</text:span><text:span text:style-name="T15">06</text:span><text:span text:style-name="T13"> </text:span><text:span text:style-name="T6">– </text:span><text:span text:style-name="T11">Comproba</text:span><text:span text:style-name="T12">cións nun disc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1">NÚMERO DE GRUPO</text:p>
          </table:table-cell>
          <table:table-cell table:style-name="IntegrantesGrupo.B2" office:value-type="string">
            <text:p text:style-name="P19">FUNCIÓNS</text:p>
          </table:table-cell>
          <table:table-cell table:style-name="IntegrantesGrupo.C2" office:value-type="string">
            <text:p text:style-name="P20">Apelidos, Nome</text:p>
          </table:table-cell>
        </table:table-row>
        <table:table-row>
          <table:table-cell table:style-name="IntegrantesGrupo.A3" table:number-rows-spanned="3" office:value-type="string">
            <text:p text:style-name="P9"/>
          </table:table-cell>
          <table:table-cell table:style-name="IntegrantesGrupo.B3" office:value-type="string">
            <text:p text:style-name="P10"><text:s/>Coordinador/a:</text:p>
          </table:table-cell>
          <table:table-cell table:style-name="IntegrantesGrupo.C3">
            <text:p text:style-name="P11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10">Limpeza:</text:p>
          </table:table-cell>
          <table:table-cell table:style-name="IntegrantesGrupo.C4">
            <text:p text:style-name="P11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3"><text:span text:style-name="T5">D</text:span><text:span text:style-name="T4">ocumentación:</text:span></text:p>
          </table:table-cell>
          <table:table-cell table:style-name="IntegrantesGrupo.C5">
            <text:p text:style-name="P12"/>
          </table:table-cell>
        </table:table-row>
      </table:table>
      <text:p text:style-name="P16"><text:s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8"><text:span text:style-name="T8"><text:s/></text:span><text:span text:style-name="T9"><text:s/></text:span><text:span text:style-name="T10">RECORDATORIO</text:span></text:p>
          </table:table-cell>
          <table:covered-table-cell/>
        </table:table-row>
        <table:table-row table:style-name="Tabla3.2">
          <table:table-cell table:style-name="Tabla3.A2" table:number-columns-spanned="2" office:value-type="string">
            <text:p text:style-name="P14">Os erros habituais nun disco soen ser danos físicos, sectores e/ou bloques defectuosos e sistemas de ficheiros inconsistentes. Estes erros pódense comprobar empregando as seguintes ferramentas en Linux:</text:p>
          </table:table-cell>
          <table:covered-table-cell/>
        </table:table-row>
        <table:table-row table:style-name="Tabla3.2">
          <table:table-cell table:style-name="Tabla3.A3" office:value-type="string">
            <text:p text:style-name="P24">lsblk</text:p>
            <text:p text:style-name="P24">umount</text:p>
            <text:p text:style-name="P24">smartctl</text:p>
          </table:table-cell>
          <table:table-cell table:style-name="Tabla3.A2" office:value-type="string">
            <text:p text:style-name="P24">fsck</text:p>
            <text:p text:style-name="P24">badblocks</text:p>
            <text:p text:style-name="P24"/>
          </table:table-cell>
        </table:table-row>
        <table:table-row table:style-name="Tabla3.2">
          <table:table-cell table:style-name="Tabla3.A2" table:number-columns-spanned="2" office:value-type="string">
            <text:p text:style-name="P15">Non se debe montar o disco ao realizar estas probas. No caso de que se trate dun sistema de ficheiros raíz e non se poida desmontar cando hai usuarios iniciados, pode usar un sistema Linux en directo, como iniciando no disco de instalación de Ubuntu. É semellante a cando se recupera unha táboa de particións perdida.</text:p>
            <text:p text:style-name="P23">Fonte: <text:a xlink:type="simple" xlink:href="https://www.simplified.guide/linux/disk-error-check" text:style-name="Internet_20_link" text:visited-style-name="Visited_20_Internet_20_Link">https://www.simplified.guide/linux/disk-error-check</text:a> </text:p>
          </table:table-cell>
          <table:covered-table-cell/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8"><text:span text:style-name="T16">Práctica </text:span><text:span text:style-name="T17">1</text:span><text:span text:style-name="T18"> </text:span><text:span text:style-name="T16">:</text:span><text:span text:style-name="T19"> Verificación da existencia </text:span><text:span text:style-name="T20">de </text:span><text:span text:style-name="T19"><text:s/>erro</text:span><text:span text:style-name="T20">s</text:span><text:span text:style-name="T19">. </text:span></text:p>
          </table:table-cell>
          <table:covered-table-cell/>
          <table:table-cell table:style-name="Tabla2.C1" office:value-type="string">
            <text:p text:style-name="P4"/>
          </table:table-cell>
        </table:table-row>
        <table:table-row>
          <table:table-cell table:style-name="Tabla2.A2" office:value-type="string">
            <text:p text:style-name="P5"><text:span text:style-name="T31">Comandos</text:span> preciso<text:span text:style-name="T31">s</text:span>:</text:p>
            <text:list xml:id="list1355828649" text:style-name="L1">
              <text:list-item>
                <text:p text:style-name="P26">lsblk</text:p>
              </text:list-item>
              <text:list-item>
                <text:p text:style-name="P26">umount</text:p>
              </text:list-item>
              <text:list-item>
                <text:p text:style-name="P26">smartctl</text:p>
              </text:list-item>
              <text:list-item>
                <text:p text:style-name="P26">fsck</text:p>
              </text:list-item>
              <text:list-item>
                <text:p text:style-name="P26">badblocks</text:p>
              </text:list-item>
            </text:list>
            <text:p text:style-name="P7">Material preciso:</text:p>
            <text:list xml:id="list650352930" text:style-name="L2">
              <text:list-item>
                <text:p text:style-name="P28">Un disco mecánico.</text:p>
              </text:list-item>
            </text:list>
          </table:table-cell>
          <table:table-cell table:style-name="Tabla2.B2" table:number-columns-spanned="2" office:value-type="string">
            <text:p text:style-name="P6">Procedemento:</text:p>
            <text:list xml:id="list1232082474" text:style-name="L3">
              <text:list-item>
                <text:p text:style-name="P31">Descargarse da electricidade estática.</text:p>
              </text:list-item>
              <text:list-item>
                <text:p text:style-name="P31">Protocolo para a montaxe de compoñentes internos.</text:p>
              </text:list-item>
              <text:list-item>
                <text:p text:style-name="P31">Abrir o computador. </text:p>
              </text:list-item>
              <text:list-item>
                <text:p text:style-name="P38"><text:span text:style-name="T28">Inserir no porto SATA5 o disco. </text:span><text:span text:style-name="T27"><text:s/></text:span></text:p>
              </text:list-item>
              <text:list-item>
                <text:p text:style-name="P31"><text:span text:style-name="T31">Cerra o computador e arrinca en modo Live cun Linux. </text:span><text:s/></text:p>
              </text:list-item>
              <text:list-item>
                <text:p text:style-name="P33">Realiza <text:span text:style-name="T38">as verificacións indicadas.</text:span></text:p>
              </text:list-item>
            </text:list>
          </table:table-cell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261215688" text:style-name="L4">
              <text:list-item>
                <text:p text:style-name="P45">Agrega un disco a extraordinario no porto SATA5 para verificar no equipo.</text:p>
              </text:list-item>
              <text:list-item>
                <text:p text:style-name="P47">Arrinca con KaliLinux e <text:s/>abre un terminal.</text:p>
              </text:list-item>
              <text:list-item>
                <text:p text:style-name="P47">Lista os discos dispoñibles no sistema.</text:p>
                <text:p text:style-name="P52">$ lsblk</text:p>
                <text:p text:style-name="P52"/>
              </text:list-item>
              <text:list-item>
                <text:p text:style-name="P47">Unha vez detectado o disco tes que desmontalo do sistema.</text:p>
                <text:p text:style-name="P52">$ sudo umount /dev/<text:span text:style-name="T35">sdb</text:span></text:p>
                <text:p text:style-name="P52"><text:span text:style-name="T35"/></text:p>
              </text:list-item>
              <text:list-item>
                <text:p text:style-name="P47"><text:span text:style-name="T33">Comproba a saúde <text:s/>do disco </text:span>coa tecnoloxía SMART empregando a ferramenta <text:span text:style-name="T33">smartctl</text:span></text:p>
                <text:p text:style-name="P52">$ sudo smartctl -H <text:s/>/dev/<text:span text:style-name="T35">sdb</text:span></text:p>
                <text:p text:style-name="P52"><text:span text:style-name="T35"/></text:p>
              </text:list-item>
              <text:list-item>
                <text:p text:style-name="P47">Comprobar a consistencia do sistema de ficheiros con fsck</text:p>
                <text:p text:style-name="P47"><text:span text:style-name="T37">$</text:span> <text:span text:style-name="T37">sudo fsck /dev/sdb</text:span></text:p>
                <text:p text:style-name="P47"/>
              </text:list-item>
              <text:list-item>
                <text:p text:style-name="P47">Comprobar se hai bloques defectuosos de disco ou sectores empregando <text:s/>bloques incorrectos.</text:p>
                <text:p text:style-name="P47"><text:span text:style-name="T37">sudo badblocks -v /dev/sdb</text:span></text:p>
                <text:p text:style-name="P47"/>
              </text:list-item>
            </text:list>
            <text:p text:style-name="P46"/>
          </table:table-cell>
        </table:table-row>
      </table:table>
      <text:p text:style-name="P42"><text:span text:style-name="T39"><text:s/></text:span></text:p>
      <table:table table:name="Táboa1" table:style-name="Táboa1">
        <table:table-column table:style-name="Táboa1.A"/>
        <table:table-column table:style-name="Táboa1.B"/>
        <table:table-column table:style-name="Táboa1.C"/>
        <text:soft-page-break/>
        <table:table-row table:style-name="Táboa1.1">
          <table:table-cell table:style-name="Táboa1.A1" table:number-columns-spanned="2" office:value-type="string">
            <text:p text:style-name="P41"><text:span text:style-name="T22">Práctica </text:span><text:span text:style-name="T23">2</text:span><text:span text:style-name="T24"> </text:span><text:span text:style-name="T22">:</text:span><text:span text:style-name="T25"> </text:span><text:span text:style-name="T23">Comprobar </text:span><text:span text:style-name="T25"><text:s/></text:span><text:span text:style-name="T26">a saúde dun disco.</text:span><text:span text:style-name="T21"> </text:span></text:p>
          </table:table-cell>
          <table:covered-table-cell/>
          <table:table-cell table:style-name="Táboa1.C1" office:value-type="string">
            <text:p text:style-name="P35"/>
          </table:table-cell>
        </table:table-row>
        <table:table-row>
          <table:table-cell table:style-name="Táboa1.A2" office:value-type="string">
            <text:p text:style-name="P36"><text:span text:style-name="T31">Comandos</text:span> preciso<text:span text:style-name="T31">s</text:span>:</text:p>
            <text:list xml:id="list225538885981589" text:continue-list="list1355828649" text:style-name="L1">
              <text:list-item>
                <text:p text:style-name="P27">lsblk</text:p>
              </text:list-item>
              <text:list-item>
                <text:p text:style-name="P27">umount</text:p>
              </text:list-item>
              <text:list-item>
                <text:p text:style-name="P27">smartctl</text:p>
              </text:list-item>
              <text:list-item>
                <text:p text:style-name="P27">fsck</text:p>
              </text:list-item>
              <text:list-item>
                <text:p text:style-name="P27">badblocks</text:p>
              </text:list-item>
            </text:list>
            <text:p text:style-name="P30">Material preciso:</text:p>
            <text:list xml:id="list2650282018" text:style-name="L5">
              <text:list-item>
                <text:p text:style-name="P29">Un disco mecánico.</text:p>
              </text:list-item>
            </text:list>
          </table:table-cell>
          <table:table-cell table:style-name="Táboa1.B2" table:number-columns-spanned="2" office:value-type="string">
            <text:p text:style-name="P37">Procedemento:</text:p>
            <text:list xml:id="list1960367067" text:style-name="L6">
              <text:list-item>
                <text:p text:style-name="P32">Descargarse da electricidade estática.</text:p>
              </text:list-item>
              <text:list-item>
                <text:p text:style-name="P32">Protocolo para a montaxe de compoñentes internos.</text:p>
              </text:list-item>
              <text:list-item>
                <text:p text:style-name="P32">Abrir o computador. </text:p>
              </text:list-item>
              <text:list-item>
                <text:p text:style-name="P40"><text:span text:style-name="T28">Inserir no porto </text:span><text:span text:style-name="T29">SATA</text:span><text:span text:style-name="T30">4</text:span><text:span text:style-name="T28"> o disco. </text:span><text:span text:style-name="T27"><text:s/></text:span></text:p>
              </text:list-item>
              <text:list-item>
                <text:p text:style-name="P32"><text:span text:style-name="T31">Cerra o computador e arrinca en modo Live cun Linux. </text:span><text:s/></text:p>
              </text:list-item>
              <text:list-item>
                <text:p text:style-name="P34">Realiza <text:span text:style-name="T38">as verificacións indicadas.</text:span> </text:p>
              </text:list-item>
            </text:list>
          </table:table-cell>
          <table:covered-table-cell/>
        </table:table-row>
      </table:table>
      <text:p text:style-name="P44"/>
      <table:table table:name="Táboa2" table:style-name="Táboa2">
        <table:table-column table:style-name="Táboa2.A"/>
        <table:table-row table:style-name="Táboa2.1">
          <table:table-cell table:style-name="Táboa2.A1" office:value-type="string">
            <text:list xml:id="list225539427960494" text:continue-list="list261215688" text:style-name="L4">
              <text:list-item text:start-value="1">
                <text:p text:style-name="P49"><text:span text:style-name="T32">Arrinca con KaliLinux e <text:s/>abre un terminal.</text:span></text:p>
              </text:list-item>
              <text:list-item>
                <text:p text:style-name="P49">Instala a ferramenta smartmontools</text:p>
                <text:p text:style-name="P55">$ sudo apt update &amp;&amp; sudo apt install --assume-yes smartmontools </text:p>
                <text:p text:style-name="P48"/>
              </text:list-item>
              <text:list-item>
                <text:p text:style-name="P48">Lista <text:span text:style-name="T38">só os</text:span> discos dispoñibles no sistema.</text:p>
                <text:p text:style-name="P53">$ lsblk <text:span text:style-name="T38">| grep disk</text:span></text:p>
                <text:p text:style-name="P53"/>
              </text:list-item>
              <text:list-item>
                <text:p text:style-name="P48">Unha vez detectado o disco <text:span text:style-name="T38">a verificar. Vamos a realizar a autoproba mediante smartctl</text:span>.</text:p>
                <text:p text:style-name="P53"><text:span text:style-name="T40">$ sudo smartctl -t short</text:span><text:span text:style-name="T35"> /dev/sd</text:span><text:span text:style-name="T36">b</text:span></text:p>
                <text:p text:style-name="P53"><text:span text:style-name="T35"/></text:p>
              </text:list-item>
              <text:list-item>
                <text:p text:style-name="P48"><text:span text:style-name="T33">Comprob</text:span><text:span text:style-name="T34">amos</text:span><text:span text:style-name="T33"> o estado de saúde do disco duro seleccionado mediante smartctl despois de que se complete </text:span><text:span text:style-name="T34">o autotest</text:span><text:span text:style-name="T33">.</text:span></text:p>
                <text:p text:style-name="P53"><text:span text:style-name="T35">sudo smartctl -H /dev/sd</text:span><text:span text:style-name="T36">b</text:span></text:p>
              </text:list-item>
            </text:list>
            <text:p text:style-name="P54"><text:span text:style-name="T36"/></text:p>
            <text:p text:style-name="P50">A <text:s/>continuación terás que indagar como resolver as seguintes situacións: </text:p>
          </table:table-cell>
        </table:table-row>
        <table:table-row table:style-name="Táboa2.1">
          <table:table-cell table:style-name="Táboa2.A2" office:value-type="string">
            <text:list xml:id="list225539233156253" text:continue-numbering="true" text:style-name="L4">
              <text:list-item>
                <text:p text:style-name="P51">Como podes obter o número de serie do disco duro , marca , modelo ,...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50"/>
            <text:p text:style-name="P50">sudo smartctl -i /dev/nvme0</text:p>
          </table:table-cell>
        </table:table-row>
        <table:table-row table:style-name="Táboa2.1">
          <table:table-cell table:style-name="Táboa2.A2" office:value-type="string">
            <text:list xml:id="list225539153519953" text:continue-numbering="true" text:style-name="L4">
              <text:list-item>
                <text:p text:style-name="P51">Permítenos obter toda a información dispoñible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50">sudo smartctl -a /dev/nvme0</text:p>
            <text:p text:style-name="P50"/>
          </table:table-cell>
        </table:table-row>
      </table:table>
      <text:p text:style-name="P43"><text:span text:style-name="T39"><text:s/></text:span></text:p>
      <text:p text:style-name="P39"/>
      <text:p text:style-name="P39">/// <text:s/><text:span text:style-name="T41">Actividade nun disco</text:span></text:p>
      <text:p text:style-name="P39"><text:a xlink:type="simple" xlink:href="https://www.simplified.guide/linux/disk-usage-activity-show" text:style-name="Internet_20_link" text:visited-style-name="Visited_20_Internet_20_Link">https://www.simplified.guide/linux/disk-usage-activity-show</text:a></text:p>
      <text:p text:style-name="P39">//</text:p>
      <text:p text:style-name="P39">https://www.simplified.guide/linux/disk-usage-clear</text:p>
      <text:p text:style-name="P39"/>
      <text:p text:style-name="P39">// <text:span text:style-name="T41">Velocidade </text:span></text:p>
      <text:p text:style-name="P39"><text:a xlink:type="simple" xlink:href="https://www.simplified.guide/linux/disk-benchmark" text:style-name="Internet_20_link" text:visited-style-name="Visited_20_Internet_20_Link">https://www.simplified.guide/linux/disk-benchmark</text:a> </text:p>
      <text:p text:style-name="P39">//<text:span text:style-name="T42">Borrado seguro</text:span></text:p>
      <text:p text:style-name="P39"><text:a xlink:type="simple" xlink:href="https://www.simplified.guide/linux/disk-wipe" text:style-name="Internet_20_link" text:visited-style-name="Visited_20_Internet_20_Link">https://www.simplified.guide/linux/disk-wipe</text:a> </text:p>
      <text:p text:style-name="P25"><draw:custom-shape text:anchor-type="paragraph" draw:z-index="2" draw:name="Forma 4" draw:style-name="gr1" draw:text-style-name="P56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0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2</text:page-number></text:span><text:span text:style-name="MT2"><text:s/>/ </text:span><text:span text:style-name="MT2"><text:page-count>2</text:page-count></text:span></text:p>
      </style:footer>
      <style:footer-first>
        <text:p text:style-name="MP2">Pá<text:span text:style-name="MT3">x</text:span>ina <text:page-number text:select-page="current">1</text:page-number><text:s/>de <text:page-count>2</text:page-count><draw:frame draw:style-name="Mfr1" draw:name="Imagen3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9</meta:editing-cycles>
    <meta:creation-date>2019-11-09T13:25:03.151138236</meta:creation-date>
    <meta:editing-duration>P1DT1H53M25S</meta:editing-duration>
    <meta:generator>LibreOffice/7.3.7.2$Linux_X86_64 LibreOffice_project/30$Build-2</meta:generator>
    <dc:subject>PRÁCTICA 9 – Cooler Master AMD</dc:subject>
    <dc:title>Taller - MME</dc:title>
    <dc:date>2023-03-05T22:55:37.637510510</dc:date>
    <meta:document-statistic meta:table-count="6" meta:image-count="2" meta:object-count="0" meta:page-count="2" meta:paragraph-count="88" meta:word-count="492" meta:character-count="3172" meta:non-whitespace-character-count="27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